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7bd" officeooo:paragraph-rsid="0017d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y Miller</text:p>
      <text:p text:style-name="P1">Lab 2 submission</text:p>
      <text:p text:style-name="P1"/>
      <text:p text:style-name="P1">Section II: Math Problems</text:p>
      <text:p text:style-name="P1"/>
      <text:p text:style-name="P1">1) {6, 18.2, -4}</text:p>
      <text:p text:style-name="P1"/>
      <text:p text:style-name="P1">2) {40, -45, -20}</text:p>
      <text:p text:style-name="P1"/>
      <text:p text:style-name="P1">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5:13:17.187999028</meta:creation-date>
    <dc:date>2015-09-15T16:21:02.693744819</dc:date>
    <meta:editing-duration>PT52M35S</meta:editing-duration>
    <meta:editing-cycles>1</meta:editing-cycles>
    <meta:document-statistic meta:table-count="0" meta:image-count="0" meta:object-count="0" meta:page-count="1" meta:paragraph-count="6" meta:word-count="18" meta:character-count="88" meta:non-whitespace-character-count="75"/>
    <meta:generator>LibreOffice/4.2.8.2$Linux_X86_64 LibreOffice_project/420m0$Build-2</meta:generator>
  </office:meta>
</office:document-meta>
</file>